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135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>
      <style:table-cell-properties fo:background-color="transparent"/>
      <style:map style:condition="cell-content-is-between(-3.9,3.9)" style:apply-style-name="Good" style:base-cell-address="'System Verification'.B12"/>
      <style:map style:condition="cell-content-is-not-between(-3.9,3.9)" style:apply-style-name="Bad" style:base-cell-address="'System Verification'.B12"/>
    </style:style>
    <style:style style:name="ce23" style:family="table-cell" style:parent-style-name="Default" style:data-style-name="N4">
      <style:table-cell-properties fo:background-color="transparent"/>
      <style:map style:condition="cell-content-is-between(-0.4,0.4)" style:apply-style-name="Good" style:base-cell-address="'System Verification'.B13"/>
      <style:map style:condition="cell-content-is-not-between(-0.4,0.4)" style:apply-style-name="Bad" style:base-cell-address="'System Verification'.B13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34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-is-not-between(-3.9,3.9)" style:apply-style-name="Bad" style:base-cell-address="'System Verification'.B21"/>
      <style:map style:condition="cell-content-is-between(-3.9,3.9)" style:apply-style-name="Good" style:base-cell-address="'System Verification'.B21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21.46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Vin (mV)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G&lt;2:0&gt;</text:p>
          </table:table-cell>
          <table:table-cell table:style-name="ce12" office:value-type="float" office:value="0" calcext:value-type="float">
            <text:p>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PGA Gain</text:p>
          </table:table-cell>
          <table:table-cell table:style-name="ce9" table:formula="of:=BIN2DEC([.B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PGA output (mV)</text:p>
          </table:table-cell>
          <table:table-cell table:style-name="ce14" table:formula="of:=[.B7]*[.B9]" office:value-type="float" office:value="400" calcext:value-type="float">
            <text:p>40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PGA output (mV)</text:p>
          </table:table-cell>
          <table:table-cell table:style-name="ce11" office:value-type="float" office:value="399.996" calcext:value-type="float">
            <text:p>399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mV)</text:p>
          </table:table-cell>
          <table:table-cell table:style-name="ce22" table:formula="of:=([.B11]-[.B10])" office:value-type="float" office:value="-0.0040000000000191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%)</text:p>
          </table:table-cell>
          <table:table-cell table:style-name="ce23" table:formula="of:=100*([.B11]-[.B10])/[.B10]" office:value-type="float" office:value="-0.00100000000000477" calcext:value-type="float">
            <text:p>0.00</text:p>
          </table:table-cell>
          <table:table-cell table:number-columns-repeated="8"/>
        </table:table-row>
        <table:table-row table:style-name="ro1">
          <table:table-cell/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Expected ADC output (dec)</text:p>
          </table:table-cell>
          <table:table-cell table:formula="of:=([.B10]/1000)*POWER(2;[.B2])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ADC output (binary)</text:p>
          </table:table-cell>
          <table:table-cell table:style-name="ce2" table:formula="of:=DEC2BIN(FLOOR([.B15]);8)" office:value-type="string" office:string-value="01100110" calcext:value-type="string">
            <text:p>01100110</text:p>
          </table:table-cell>
          <table:table-cell table:style-name="ce2" table:formula="of:=MID([.$B$17];1;1)" office:value-type="string" office:string-value="0" calcext:value-type="string">
            <text:p>0</text:p>
          </table:table-cell>
          <table:table-cell table:style-name="ce2" table:formula="of:=MID([.$B$17];2;1)" office:value-type="string" office:string-value="1" calcext:value-type="string">
            <text:p>1</text:p>
          </table:table-cell>
          <table:table-cell table:style-name="ce2" table:formula="of:=MID([.$B$17];3;1)" office:value-type="string" office:string-value="1" calcext:value-type="string">
            <text:p>1</text:p>
          </table:table-cell>
          <table:table-cell table:style-name="ce2" table:formula="of:=MID([.$B$17];4;1)" office:value-type="string" office:string-value="0" calcext:value-type="string">
            <text:p>0</text:p>
          </table:table-cell>
          <table:table-cell table:style-name="ce2" table:formula="of:=MID([.$B$17];5;1)" office:value-type="string" office:string-value="0" calcext:value-type="string">
            <text:p>0</text:p>
          </table:table-cell>
          <table:table-cell table:style-name="ce2" table:formula="of:=MID([.$B$17];6;1)" office:value-type="string" office:string-value="1" calcext:value-type="string">
            <text:p>1</text:p>
          </table:table-cell>
          <table:table-cell table:style-name="ce2" table:formula="of:=MID([.$B$17];7;1)" office:value-type="string" office:string-value="1" calcext:value-type="string">
            <text:p>1</text:p>
          </table:table-cell>
          <table:table-cell table:style-name="ce7" table:formula="of:=MID([.$B$17];8;1)" office:value-type="string" office:string-value="0" calcext:value-type="string">
            <office:annotation draw:style-name="gr2" draw:text-style-name="P2" svg:width="82.18pt" svg:height="61.68pt" svg:x="735.79pt" svg:y="162.2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ADC output (binary)</text:p>
          </table:table-cell>
          <table:table-cell table:style-name="ce21" office:value-type="float" office:value="1100101" calcext:value-type="float">
            <text:p>01100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ADC output (dec)</text:p>
          </table:table-cell>
          <table:table-cell table:formula="of:=BIN2DEC([.B1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mV)</text:p>
          </table:table-cell>
          <table:table-cell table:style-name="ce4" table:formula="of:=1000*[.B19]/POWER(2;[.B2])" office:value-type="float" office:value="394.53125" calcext:value-type="float">
            <text:p>394.5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C Error (mV)</text:p>
          </table:table-cell>
          <table:table-cell table:style-name="ce15" table:formula="of:=([.B20]-[.B11])" office:value-type="float" office:value="-5.46474999999998" calcext:value-type="float">
            <text:p>-5.4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verall System Error (mV)</text:p>
          </table:table-cell>
          <table:table-cell table:style-name="ce15" table:formula="of:=[.B20]-[.B10]" office:value-type="float" office:value="-5.46875" calcext:value-type="float">
            <text:p>-5.4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264.67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mV)</text:p>
          </table:table-cell>
          <table:table-cell table:formula="of:=[.B4]*1000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8:.J28])" office:value-type="string" office:string-value="01100110" calcext:value-type="string">
            <text:p>011001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8]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mV)</text:p>
          </table:table-cell>
          <table:table-cell table:formula="of:=(1+[.B29]/POWER(2;[.B2]))*[.B26]-[.B10]" office:value-type="float" office:value="998.4375" calcext:value-type="float">
            <text:p>998.4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26]&gt;[.B30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System Verification'.B23:'System Verification'.B23 'System Verification'.B21:'System Verification'.B21">
            <calcext:condition calcext:apply-style-name="Bad" calcext:value="not-between(-3.9,3.9)" calcext:base-cell-address="'System Verification'.B21"/>
            <calcext:condition calcext:apply-style-name="Good" calcext:value="between(-3.9,3.9)" calcext:base-cell-address="'System Verification'.B21"/>
          </calcext:conditional-format>
          <calcext:conditional-format calcext:target-range-address="'System Verification'.B12:'System Verification'.B12">
            <calcext:condition calcext:apply-style-name="Good" calcext:value="between(-3.9,3.9)" calcext:base-cell-address="'System Verification'.B12"/>
            <calcext:condition calcext:apply-style-name="Bad" calcext:value="not-between(-3.9,3.9)" calcext:base-cell-address="'System Verification'.B12"/>
          </calcext:conditional-format>
          <calcext:conditional-format calcext:target-range-address="'System Verification'.B13:'System Verification'.B13">
            <calcext:condition calcext:apply-style-name="Good" calcext:value="between(-0.4,0.4)" calcext:base-cell-address="'System Verification'.B13"/>
            <calcext:condition calcext:apply-style-name="Bad" calcext:value="not-between(-0.4,0.4)" calcext:base-cell-address="'System Verification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number:number-style style:name="N135">
      <number:number number:decimal-places="0" loext:min-decimal-places="0" number:min-integer-digits="3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 style:data-style-name="N2" text:time-value="13:21:59.747397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2-07T14:38:21.428334802</dc:date>
    <meta:editing-duration>PT1H13M11S</meta:editing-duration>
    <meta:editing-cycles>19</meta:editing-cycles>
    <meta:generator>LibreOffice/5.3.6.1$Linux_X86_64 LibreOffice_project/30$Build-1</meta:generator>
    <meta:document-statistic meta:table-count="1" meta:cell-count="83" meta:object-count="0"/>
  </office:meta>
</office:document-meta>
</file>